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99H52M22.084S" calcext:value-type="time">
            <text:p>99:52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/>
          <table:table-cell table:formula="of:=IF([.C28]-[.B28] &gt; 0; [.C28]-[.B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IState improvements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16H16M06.31S" calcext:value-type="time">
            <text:p>16: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08:08:17.5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3T09:16:33.708000000</dc:date>
    <dc:creator>Benjamin Laws</dc:creator>
    <meta:editing-duration>P2DT14H51M41S</meta:editing-duration>
    <meta:editing-cycles>78</meta:editing-cycles>
    <meta:generator>LibreOffice/7.1.8.1$Windows_X86_64 LibreOffice_project/e1f30c802c3269a1d052614453f260e49458c82c</meta:generator>
    <meta:document-statistic meta:table-count="2" meta:cell-count="308" meta:object-count="0"/>
  </office:meta>
</office:document-meta>
</file>